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05C9B97F14FE7D3D19C.png" manifest:media-type="image/png"/>
  <manifest:file-entry manifest:full-path="Pictures/100002010000011B00000053F438EB433A1496A5.png" manifest:media-type="image/png"/>
  <manifest:file-entry manifest:full-path="Pictures/10000201000006C3000003660DD739A97B9ACD1B.png" manifest:media-type="image/png"/>
  <manifest:file-entry manifest:full-path="Pictures/100002010000004300000043E4638D93CE2D4E3F.png" manifest:media-type="image/png"/>
  <manifest:file-entry manifest:full-path="Pictures/1000020100000205000000648E914AC323A50A94.png" manifest:media-type="image/png"/>
  <manifest:file-entry manifest:full-path="Pictures/10000201000001FC0000005C573F3BA27AB6A21A.png" manifest:media-type="image/png"/>
  <manifest:file-entry manifest:full-path="Pictures/10000201000000320000003A80305DDFF84ADF67.png" manifest:media-type="image/png"/>
  <manifest:file-entry manifest:full-path="Pictures/100002010000002A0000002A21E49134E93B45F3.png" manifest:media-type="image/png"/>
  <manifest:file-entry manifest:full-path="Pictures/1000020100000021000000430B2F2D7980EE3013.png" manifest:media-type="image/png"/>
  <manifest:file-entry manifest:full-path="Pictures/10000201000001BA0000005C5FA90A5C68F7451F.png" manifest:media-type="image/png"/>
  <manifest:file-entry manifest:full-path="Pictures/100002010000011B00000053601E657B36758BC4.png" manifest:media-type="image/png"/>
  <manifest:file-entry manifest:full-path="Pictures/100002010000003A0000003AE03E757C5657F9CD.png" manifest:media-type="image/png"/>
  <manifest:file-entry manifest:full-path="Pictures/100002010000002A0000003A4939AA990487D982.png" manifest:media-type="image/png"/>
  <manifest:file-entry manifest:full-path="Pictures/100002010000002A000000435113D0E7277FC57A.png" manifest:media-type="image/png"/>
  <manifest:file-entry manifest:full-path="Pictures/10000201000000320000002AC5D69120726D1C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2" svg:font-family="'LM Roman 1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1cm" svg:stroke-color="#000000" draw:marker-start-width="0.217cm" draw:marker-end-width="0.217cm" draw:fill-color="#dddddd" draw:opacity="70%" draw:textarea-horizontal-align="justify" draw:textarea-vertical-align="middle" draw:auto-grow-height="false" fo:min-height="2.583cm" fo:min-width="4.746cm" fo:padding-top="0.131cm" fo:padding-bottom="0.131cm" fo:padding-left="0.256cm" fo:padding-right="0.256cm"/>
    </style:style>
    <style:style style:name="gr2" style:family="graphic" style:parent-style-name="standard">
      <style:graphic-properties draw:stroke="solid" svg:stroke-width="0.011cm" svg:stroke-color="#000000" draw:marker-start-width="0.217cm" draw:marker-end-width="0.217cm" draw:fill-color="#ffffff" draw:opacity="100%" draw:textarea-horizontal-align="justify" draw:textarea-vertical-align="middle" draw:auto-grow-height="false" fo:min-height="0.17cm" fo:min-width="0cm" fo:padding-top="0.131cm" fo:padding-bottom="0.131cm" fo:padding-left="0.256cm" fo:padding-right="0.25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.96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000000" draw:marker-start="Arrow" draw:marker-start-width="0.076cm" draw:marker-end="Arrow" draw:marker-end-width="0.076cm" svg:stroke-opacity="100%" draw:fill="none" draw:textarea-vertical-align="middl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2.396cm"/>
    </style:style>
    <style:style style:name="gr7" style:family="graphic" style:parent-style-name="objectwithoutfill">
      <style:graphic-properties svg:stroke-color="#666666" draw:marker-start="" draw:marker-end="Arrow" draw:marker-end-width="0.152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5%" draw:red="90%" draw:green="90%" draw:blue="9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svg:stroke-color="#000000" draw:marker-start="" draw:marker-end="" draw:marker-end-width="0.152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Arrow" draw:marker-end-width="0.152cm" draw:fill="none" draw:textarea-vertical-align="middle"/>
    </style:style>
    <style:style style:name="gr12" style:family="graphic" style:parent-style-name="standard">
      <style:graphic-properties draw:stroke="solid" svg:stroke-width="0.011cm" svg:stroke-color="#000000" draw:marker-start-width="0.217cm" draw:marker-end-width="0.217cm" draw:fill-color="#dddddd" draw:opacity="70%" draw:textarea-horizontal-align="justify" draw:textarea-vertical-align="middle" draw:auto-grow-height="false" fo:min-height="2.176cm" fo:min-width="4.746cm" fo:padding-top="0.131cm" fo:padding-bottom="0.131cm" fo:padding-left="0.256cm" fo:padding-right="0.2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.798cm"/>
    </style:style>
    <style:style style:name="gr14" style:family="graphic" style:parent-style-name="standard">
      <style:graphic-properties draw:stroke="solid" svg:stroke-width="0.011cm" svg:stroke-color="#000000" draw:marker-start-width="0.217cm" draw:marker-end-width="0.217cm" draw:fill-color="#adc5e7" draw:opacity="70%" draw:textarea-horizontal-align="justify" draw:textarea-vertical-align="middle" draw:auto-grow-height="false" fo:min-height="2.583cm" fo:min-width="4.746cm" fo:padding-top="0.131cm" fo:padding-bottom="0.131cm" fo:padding-left="0.256cm" fo:padding-right="0.256cm"/>
    </style:style>
    <style:style style:name="gr15" style:family="graphic" style:parent-style-name="standard">
      <style:graphic-properties draw:stroke="solid" svg:stroke-width="0.011cm" svg:stroke-color="#000000" draw:marker-start-width="0.217cm" draw:marker-end-width="0.217cm" draw:fill-color="#adc5e7" draw:opacity="70%" draw:textarea-horizontal-align="justify" draw:textarea-vertical-align="middle" draw:auto-grow-height="false" fo:min-height="2.176cm" fo:min-width="4.746cm" fo:padding-top="0.131cm" fo:padding-bottom="0.131cm" fo:padding-left="0.256cm" fo:padding-right="0.2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1%" fo:clip="rect(0cm, 0cm, 0cm, 0cm)" draw:image-opacity="100%" style:mirror="horizontal"/>
    </style:style>
    <style:style style:name="gr17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37cm"/>
    </style:style>
    <style:style style:name="gr19" style:family="graphic" style:parent-style-name="objectwithoutfill">
      <style:graphic-properties draw:stroke="solid"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747cm"/>
    </style:style>
    <style:style style:name="gr22" style:family="graphic" style:parent-style-name="objectwithoutfill">
      <style:graphic-properties svg:stroke-width="0.035cm" svg:stroke-color="#666666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226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2.29cm" fo:min-width="5.8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.459cm"/>
    </style:style>
    <style:style style:name="gr27" style:family="graphic" style:parent-style-name="objectwithoutfill">
      <style:graphic-properties svg:stroke-width="0.035cm" svg:stroke-color="#666666" draw:marker-start-width="0.252cm" draw:marker-end="Arrow" draw:marker-end-width="0.352cm" svg:stroke-opacity="100%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252cm"/>
    </style:style>
    <style:style style:name="P1" style:family="paragraph">
      <loext:graphic-properties draw:fill-color="#dddddd" draw:opacity="7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style:font-name="LM Roman 12" fo:font-size="12pt" style:font-size-asian="12pt" style:font-size-complex="12pt"/>
    </style:style>
    <style:style style:name="P7" style:family="paragraph">
      <loext:graphic-properties draw:fill-color="#adc5e7" draw:opacity="70%"/>
      <style:paragraph-properties fo:text-align="center"/>
    </style:style>
    <style:style style:name="P8" style:family="paragraph">
      <loext:graphic-properties draw:fill="none" draw:fill-color="#ffffff"/>
      <style:text-properties fo:color="#006c3b" style:font-name="LM Roman 12"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ffffff"/>
      <style:text-properties fo:color="#666666" style:font-name="LM Roman 12"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none" draw:fill-color="#ffffff"/>
      <style:text-properties style:font-name="LM Roman 12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LM Roman 12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LM Roman 12" fo:font-size="12pt" style:font-size-asian="12pt" style:font-size-complex="12pt"/>
    </style:style>
    <style:style style:name="T2" style:family="text">
      <style:text-properties fo:color="#006c3b" style:font-name="LM Roman 12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style:font-name="LM Roman 12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LM Roman 12" fo:font-size="14pt" style:font-size-asian="14pt" style:font-size-complex="14pt"/>
    </style:style>
    <style:style style:name="T5" style:family="text">
      <style:text-properties style:font-name="LM Roman 12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8cm" svg:height="2.845cm" svg:x="1.61cm" svg:y="2.0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1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2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2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3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3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4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4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5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5.869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6.369cm" svg:y="1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0.102cm" svg:x="1.483cm" svg:y="1.90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97cm" svg:height="0.35cm" svg:x="4.985cm" svg:y="1.558cm">
          <draw:image xlink:href="Pictures/100002010000011B00000053601E657B36758BC4.png" xlink:type="simple" xlink:show="embed" xlink:actuate="onLoad">
            <text:p/>
          </draw:image>
        </draw:frame>
        <draw:line draw:style-name="gr5" draw:text-style-name="P4" draw:layer="layout" svg:x1="2.618cm" svg:y1="1.908cm" svg:x2="3.126cm" svg:y2="1.908cm">
          <text:p/>
        </draw:line>
        <draw:frame draw:style-name="gr4" draw:text-style-name="P4" draw:layer="layout" svg:width="0.176cm" svg:height="0.176cm" svg:x="2.77cm" svg:y="1.654cm">
          <draw:image xlink:href="Pictures/100002010000002A0000002A21E49134E93B45F3.png" xlink:type="simple" xlink:show="embed" xlink:actuate="onLoad">
            <text:p/>
          </draw:image>
        </draw:frame>
        <draw:line draw:style-name="gr5" draw:text-style-name="P4" draw:layer="layout" svg:x1="2.085cm" svg:y1="1.908cm" svg:x2="2.364cm" svg:y2="1.908cm">
          <text:p/>
        </draw:line>
        <draw:frame draw:style-name="gr4" draw:text-style-name="P4" draw:layer="layout" svg:width="0.138cm" svg:height="0.282cm" svg:x="2.161cm" svg:y="1.527cm">
          <draw:image xlink:href="Pictures/1000020100000021000000430B2F2D7980EE3013.png" xlink:type="simple" xlink:show="embed" xlink:actuate="onLoad">
            <text:p/>
          </draw:image>
        </draw:frame>
        <draw:line draw:style-name="gr5" draw:text-style-name="P4" draw:layer="layout" svg:x1="1.458cm" svg:y1="2.441cm" svg:x2="1.458cm" svg:y2="2.035cm">
          <text:p/>
        </draw:line>
        <draw:frame draw:style-name="gr4" draw:text-style-name="P4" draw:layer="layout" svg:width="0.244cm" svg:height="0.244cm" svg:x="1.153cm" svg:y="2.137cm">
          <draw:image xlink:href="Pictures/100002010000003A0000003AE03E757C5657F9CD.png" xlink:type="simple" xlink:show="embed" xlink:actuate="onLoad">
            <text:p/>
          </draw:image>
        </draw:frame>
        <draw:custom-shape draw:style-name="gr3" draw:text-style-name="P3" draw:layer="layout" svg:width="5.461cm" svg:height="0.102cm" svg:x="1.483cm" svg:y="4.8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6.842cm 4.86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1.533cm 4.861cm)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3.868cm" svg:y1="2.424cm" svg:x2="3.868cm" svg:y2="1.459cm">
          <text:p/>
        </draw:line>
        <draw:frame draw:style-name="gr8" draw:text-style-name="P4" draw:layer="layout" svg:width="0.176cm" svg:height="0.244cm" svg:x="3.616cm" svg:y="1.713cm">
          <draw:image xlink:href="Pictures/100002010000002A0000003A4939AA990487D982.png" xlink:type="simple" xlink:show="embed" xlink:actuate="onLoad">
            <text:p/>
          </draw:image>
        </draw:frame>
        <draw:line draw:style-name="gr7" draw:text-style-name="P4" draw:layer="layout" svg:x1="3.868cm" svg:y1="2.424cm" svg:x2="4.833cm" svg:y2="2.424cm">
          <text:p/>
        </draw:line>
        <draw:frame draw:style-name="gr8" draw:text-style-name="P4" draw:layer="layout" svg:width="0.21cm" svg:height="0.176cm" svg:x="4.344cm" svg:y="2.475cm">
          <draw:image xlink:href="Pictures/10000201000000320000002AC5D69120726D1C5A.png" xlink:type="simple" xlink:show="embed" xlink:actuate="onLoad">
            <text:p/>
          </draw:image>
        </draw:frame>
        <draw:line draw:style-name="gr7" draw:text-style-name="P4" draw:layer="layout" svg:x1="3.868cm" svg:y1="2.425cm" svg:x2="3.868cm" svg:y2="1.46cm">
          <text:p/>
        </draw:line>
        <draw:g>
          <draw:path draw:style-name="gr9" draw:text-style-name="P4" draw:layer="layout" svg:width="0.272cm" svg:height="0.168cm" draw:transform="skewX (0.0830776723949301) rotate (0.429700061841004) translate (3.02028310595211cm 3.6157550973818cm)" svg:viewBox="0 0 273 169" svg:d="M0 3c47-8 96 0 136 28 35 24 68 51 98 82l27 25 12 31">
            <text:p/>
          </draw:path>
          <draw:line draw:style-name="gr10" draw:text-style-name="P4" draw:layer="layout" svg:x1="3.021cm" svg:y1="4.169cm" svg:x2="3.021cm" svg:y2="2.95cm">
            <text:p/>
          </draw:line>
          <draw:line draw:style-name="gr11" draw:text-style-name="P4" draw:layer="layout" svg:x1="3.023cm" svg:y1="4.175cm" svg:x2="3.729cm" svg:y2="3.052cm">
            <text:p/>
          </draw:line>
          <draw:frame draw:style-name="gr4" draw:text-style-name="P4" draw:layer="layout" svg:width="0.176cm" svg:height="0.282cm" svg:x="3.124cm" svg:y="3.28cm">
            <draw:image xlink:href="Pictures/100002010000002A000000435113D0E7277FC57A.png" xlink:type="simple" xlink:show="embed" xlink:actuate="onLoad">
              <text:p/>
            </draw:image>
          </draw:frame>
          <draw:frame draw:style-name="gr4" draw:text-style-name="P4" draw:layer="layout" svg:width="0.21cm" svg:height="0.244cm" svg:x="3.446cm" svg:y="3.595cm">
            <draw:image xlink:href="Pictures/10000201000000320000003A80305DDFF84ADF67.png" xlink:type="simple" xlink:show="embed" xlink:actuate="onLoad">
              <text:p/>
            </draw:image>
          </draw:frame>
        </draw:g>
        <draw:custom-shape draw:style-name="gr12" draw:text-style-name="P1" draw:layer="layout" svg:width="5.258cm" svg:height="2.438cm" svg:x="7.711cm" svg:y="2.4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0.102cm" svg:x="7.584cm" svg:y="1.9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0.102cm" svg:x="7.584cm" svg:y="4.8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12.943cm 4.86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7.634cm 4.862cm)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.969cm" svg:y1="2.425cm" svg:x2="9.969cm" svg:y2="1.46cm">
          <text:p/>
        </draw:line>
        <draw:frame draw:style-name="gr8" draw:text-style-name="P4" draw:layer="layout" svg:width="0.176cm" svg:height="0.244cm" svg:x="9.717cm" svg:y="1.714cm">
          <draw:image xlink:href="Pictures/100002010000002A0000003A4939AA990487D982.png" xlink:type="simple" xlink:show="embed" xlink:actuate="onLoad">
            <text:p/>
          </draw:image>
        </draw:frame>
        <draw:line draw:style-name="gr7" draw:text-style-name="P4" draw:layer="layout" svg:x1="9.969cm" svg:y1="2.425cm" svg:x2="10.934cm" svg:y2="2.425cm">
          <text:p/>
        </draw:line>
        <draw:frame draw:style-name="gr8" draw:text-style-name="P4" draw:layer="layout" svg:width="0.21cm" svg:height="0.176cm" svg:x="10.445cm" svg:y="2.476cm">
          <draw:image xlink:href="Pictures/10000201000000320000002AC5D69120726D1C5A.png" xlink:type="simple" xlink:show="embed" xlink:actuate="onLoad">
            <text:p/>
          </draw:image>
        </draw:frame>
        <draw:line draw:style-name="gr7" draw:text-style-name="P4" draw:layer="layout" svg:x1="9.969cm" svg:y1="2.426cm" svg:x2="9.969cm" svg:y2="1.461cm">
          <text:p/>
        </draw:line>
        <draw:frame draw:style-name="gr4" draw:text-style-name="P4" draw:layer="layout" svg:width="1.87cm" svg:height="0.388cm" svg:x="10.687cm" svg:y="1.901cm">
          <draw:image xlink:href="Pictures/10000201000001BA0000005C5FA90A5C68F7451F.png" xlink:type="simple" xlink:show="embed" xlink:actuate="onLoad">
            <text:p/>
          </draw:image>
        </draw:frame>
        <draw:frame draw:style-name="gr13" draw:text-style-name="P6" draw:layer="layout" svg:width="1.298cm" svg:height="1.144cm" svg:x="5.929cm" svg:y="3.997cm">
          <draw:text-box>
            <text:p text:style-name="P5"><text:span text:style-name="T1">(</text:span><text:span text:style-name="T1">a</text:span><text:span text:style-name="T1">)</text:span></text:p>
          </draw:text-box>
        </draw:frame>
        <draw:frame draw:style-name="gr13" draw:text-style-name="P6" draw:layer="layout" svg:width="1.298cm" svg:height="1.144cm" svg:x="12.029cm" svg:y="3.997cm">
          <draw:text-box>
            <text:p text:style-name="P5"><text:span text:style-name="T1">(</text:span><text:span text:style-name="T1">b</text:span><text:span text:style-name="T1">)</text:span></text:p>
          </draw:text-box>
        </draw:frame>
        <draw:g>
          <draw:line draw:style-name="gr11" draw:text-style-name="P4" draw:layer="layout" svg:x1="4.531cm" svg:y1="3.057cm" svg:x2="5.237cm" svg:y2="4.18cm">
            <text:p/>
          </draw:line>
          <draw:frame draw:style-name="gr4" draw:text-style-name="P4" draw:layer="layout" svg:width="0.282cm" svg:height="0.282cm" svg:x="4.907cm" svg:y="3.311cm">
            <draw:image xlink:href="Pictures/100002010000004300000043E4638D93CE2D4E3F.png" xlink:type="simple" xlink:show="embed" xlink:actuate="onLoad">
              <text:p/>
            </draw:image>
          </draw:frame>
        </draw:g>
        <draw:g>
          <draw:path draw:style-name="gr9" draw:text-style-name="P4" draw:layer="layout" svg:width="0.272cm" svg:height="0.168cm" draw:transform="skewX (0.0830776723949301) rotate (0.429700061841004) translate (9.12028310595211cm 3.6157550973818cm)" svg:viewBox="0 0 273 169" svg:d="M0 3c47-8 96 0 136 28 35 24 68 51 98 82l27 25 12 31">
            <text:p/>
          </draw:path>
          <draw:line draw:style-name="gr10" draw:text-style-name="P4" draw:layer="layout" svg:x1="9.121cm" svg:y1="4.169cm" svg:x2="9.121cm" svg:y2="2.95cm">
            <text:p/>
          </draw:line>
          <draw:line draw:style-name="gr11" draw:text-style-name="P4" draw:layer="layout" svg:x1="9.123cm" svg:y1="4.175cm" svg:x2="9.829cm" svg:y2="3.052cm">
            <text:p/>
          </draw:line>
          <draw:frame draw:style-name="gr4" draw:text-style-name="P4" draw:layer="layout" svg:width="0.176cm" svg:height="0.282cm" svg:x="9.224cm" svg:y="3.28cm">
            <draw:image xlink:href="Pictures/100002010000002A000000435113D0E7277FC57A.png" xlink:type="simple" xlink:show="embed" xlink:actuate="onLoad">
              <text:p/>
            </draw:image>
          </draw:frame>
          <draw:frame draw:style-name="gr4" draw:text-style-name="P4" draw:layer="layout" svg:width="0.21cm" svg:height="0.244cm" svg:x="9.546cm" svg:y="3.595cm">
            <draw:image xlink:href="Pictures/10000201000000320000003A80305DDFF84ADF67.png" xlink:type="simple" xlink:show="embed" xlink:actuate="onLoad">
              <text:p/>
            </draw:image>
          </draw:frame>
        </draw:g>
        <draw:g>
          <draw:line draw:style-name="gr11" draw:text-style-name="P4" draw:layer="layout" svg:x1="10.631cm" svg:y1="3.057cm" svg:x2="11.337cm" svg:y2="4.18cm">
            <text:p/>
          </draw:line>
          <draw:frame draw:style-name="gr4" draw:text-style-name="P4" draw:layer="layout" svg:width="0.282cm" svg:height="0.282cm" svg:x="11.007cm" svg:y="3.311cm">
            <draw:image xlink:href="Pictures/100002010000004300000043E4638D93CE2D4E3F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custom-shape draw:style-name="gr1" draw:text-style-name="P1" draw:layer="layout" svg:width="5.258cm" svg:height="2.845cm" svg:x="1.61cm" svg:y="2.0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1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2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2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3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3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4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4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5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5.869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6.369cm" svg:y="1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0.102cm" svg:x="1.483cm" svg:y="1.90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97cm" svg:height="0.35cm" svg:x="4.985cm" svg:y="1.558cm">
          <draw:image xlink:href="Pictures/100002010000011B00000053601E657B36758BC4.png" xlink:type="simple" xlink:show="embed" xlink:actuate="onLoad">
            <text:p/>
          </draw:image>
        </draw:frame>
        <draw:line draw:style-name="gr5" draw:text-style-name="P4" draw:layer="layout" svg:x1="2.618cm" svg:y1="1.908cm" svg:x2="3.126cm" svg:y2="1.908cm">
          <text:p/>
        </draw:line>
        <draw:frame draw:style-name="gr4" draw:text-style-name="P4" draw:layer="layout" svg:width="0.176cm" svg:height="0.176cm" svg:x="2.77cm" svg:y="1.654cm">
          <draw:image xlink:href="Pictures/100002010000002A0000002A21E49134E93B45F3.png" xlink:type="simple" xlink:show="embed" xlink:actuate="onLoad">
            <text:p/>
          </draw:image>
        </draw:frame>
        <draw:line draw:style-name="gr5" draw:text-style-name="P4" draw:layer="layout" svg:x1="2.085cm" svg:y1="1.908cm" svg:x2="2.364cm" svg:y2="1.908cm">
          <text:p/>
        </draw:line>
        <draw:frame draw:style-name="gr4" draw:text-style-name="P4" draw:layer="layout" svg:width="0.138cm" svg:height="0.282cm" svg:x="2.161cm" svg:y="1.527cm">
          <draw:image xlink:href="Pictures/1000020100000021000000430B2F2D7980EE3013.png" xlink:type="simple" xlink:show="embed" xlink:actuate="onLoad">
            <text:p/>
          </draw:image>
        </draw:frame>
        <draw:line draw:style-name="gr5" draw:text-style-name="P4" draw:layer="layout" svg:x1="1.458cm" svg:y1="2.441cm" svg:x2="1.458cm" svg:y2="2.035cm">
          <text:p/>
        </draw:line>
        <draw:frame draw:style-name="gr4" draw:text-style-name="P4" draw:layer="layout" svg:width="0.244cm" svg:height="0.244cm" svg:x="1.153cm" svg:y="2.137cm">
          <draw:image xlink:href="Pictures/100002010000003A0000003AE03E757C5657F9CD.png" xlink:type="simple" xlink:show="embed" xlink:actuate="onLoad">
            <text:p/>
          </draw:image>
        </draw:frame>
        <draw:custom-shape draw:style-name="gr3" draw:text-style-name="P3" draw:layer="layout" svg:width="5.461cm" svg:height="0.102cm" svg:x="1.483cm" svg:y="4.8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6.842cm 4.86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1.533cm 4.861cm)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3.868cm" svg:y1="2.424cm" svg:x2="3.868cm" svg:y2="1.459cm">
          <text:p/>
        </draw:line>
        <draw:frame draw:style-name="gr8" draw:text-style-name="P4" draw:layer="layout" svg:width="0.176cm" svg:height="0.244cm" svg:x="3.616cm" svg:y="1.713cm">
          <draw:image xlink:href="Pictures/100002010000002A0000003A4939AA990487D982.png" xlink:type="simple" xlink:show="embed" xlink:actuate="onLoad">
            <text:p/>
          </draw:image>
        </draw:frame>
        <draw:line draw:style-name="gr7" draw:text-style-name="P4" draw:layer="layout" svg:x1="3.868cm" svg:y1="2.424cm" svg:x2="4.833cm" svg:y2="2.424cm">
          <text:p/>
        </draw:line>
        <draw:frame draw:style-name="gr8" draw:text-style-name="P4" draw:layer="layout" svg:width="0.21cm" svg:height="0.176cm" svg:x="4.344cm" svg:y="2.475cm">
          <draw:image xlink:href="Pictures/10000201000000320000002AC5D69120726D1C5A.png" xlink:type="simple" xlink:show="embed" xlink:actuate="onLoad">
            <text:p/>
          </draw:image>
        </draw:frame>
        <draw:line draw:style-name="gr7" draw:text-style-name="P4" draw:layer="layout" svg:x1="3.868cm" svg:y1="2.425cm" svg:x2="3.868cm" svg:y2="1.46cm">
          <text:p/>
        </draw:line>
        <draw:g>
          <draw:path draw:style-name="gr9" draw:text-style-name="P4" draw:layer="layout" svg:width="0.272cm" svg:height="0.168cm" draw:transform="skewX (0.08307767239493) rotate (0.429700061841004) translate (3.72028310595211cm 3.6157550973818cm)" svg:viewBox="0 0 273 169" svg:d="M0 3c47-8 96 0 136 28 35 24 68 51 98 82l27 25 12 31">
            <text:p/>
          </draw:path>
          <draw:line draw:style-name="gr10" draw:text-style-name="P4" draw:layer="layout" svg:x1="3.721cm" svg:y1="4.169cm" svg:x2="3.721cm" svg:y2="2.95cm">
            <text:p/>
          </draw:line>
          <draw:line draw:style-name="gr11" draw:text-style-name="P4" draw:layer="layout" svg:x1="3.723cm" svg:y1="4.175cm" svg:x2="4.429cm" svg:y2="3.052cm">
            <text:p/>
          </draw:line>
          <draw:frame draw:style-name="gr4" draw:text-style-name="P4" draw:layer="layout" svg:width="0.176cm" svg:height="0.282cm" svg:x="3.824cm" svg:y="3.28cm">
            <draw:image xlink:href="Pictures/100002010000002A000000435113D0E7277FC57A.png" xlink:type="simple" xlink:show="embed" xlink:actuate="onLoad">
              <text:p/>
            </draw:image>
          </draw:frame>
          <draw:frame draw:style-name="gr4" draw:text-style-name="P4" draw:layer="layout" svg:width="0.21cm" svg:height="0.244cm" svg:x="4.146cm" svg:y="3.595cm">
            <draw:image xlink:href="Pictures/10000201000000320000003A80305DDFF84ADF67.png" xlink:type="simple" xlink:show="embed" xlink:actuate="onLoad">
              <text:p/>
            </draw:image>
          </draw:frame>
        </draw:g>
        <draw:custom-shape draw:style-name="gr12" draw:text-style-name="P1" draw:layer="layout" svg:width="5.258cm" svg:height="2.438cm" svg:x="7.711cm" svg:y="2.4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0.102cm" svg:x="7.584cm" svg:y="1.9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0.102cm" svg:x="7.584cm" svg:y="4.8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12.943cm 4.86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7.634cm 4.862cm)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.969cm" svg:y1="2.425cm" svg:x2="9.969cm" svg:y2="1.46cm">
          <text:p/>
        </draw:line>
        <draw:frame draw:style-name="gr8" draw:text-style-name="P4" draw:layer="layout" svg:width="0.176cm" svg:height="0.244cm" svg:x="9.717cm" svg:y="1.714cm">
          <draw:image xlink:href="Pictures/100002010000002A0000003A4939AA990487D982.png" xlink:type="simple" xlink:show="embed" xlink:actuate="onLoad">
            <text:p/>
          </draw:image>
        </draw:frame>
        <draw:line draw:style-name="gr7" draw:text-style-name="P4" draw:layer="layout" svg:x1="9.969cm" svg:y1="2.425cm" svg:x2="10.934cm" svg:y2="2.425cm">
          <text:p/>
        </draw:line>
        <draw:frame draw:style-name="gr8" draw:text-style-name="P4" draw:layer="layout" svg:width="0.21cm" svg:height="0.176cm" svg:x="10.445cm" svg:y="2.476cm">
          <draw:image xlink:href="Pictures/10000201000000320000002AC5D69120726D1C5A.png" xlink:type="simple" xlink:show="embed" xlink:actuate="onLoad">
            <text:p/>
          </draw:image>
        </draw:frame>
        <draw:line draw:style-name="gr7" draw:text-style-name="P4" draw:layer="layout" svg:x1="9.969cm" svg:y1="2.426cm" svg:x2="9.969cm" svg:y2="1.461cm">
          <text:p/>
        </draw:line>
        <draw:g>
          <draw:path draw:style-name="gr9" draw:text-style-name="P4" draw:layer="layout" svg:width="0.272cm" svg:height="0.168cm" draw:transform="skewX (0.0830776723949301) rotate (0.429700061841004) translate (9.82128310595211cm 3.6167550973818cm)" svg:viewBox="0 0 273 169" svg:d="M0 3c47-8 96 0 136 28 35 24 68 51 98 82l27 25 12 31">
            <text:p/>
          </draw:path>
          <draw:line draw:style-name="gr10" draw:text-style-name="P4" draw:layer="layout" svg:x1="9.822cm" svg:y1="4.17cm" svg:x2="9.822cm" svg:y2="2.951cm">
            <text:p/>
          </draw:line>
          <draw:line draw:style-name="gr11" draw:text-style-name="P4" draw:layer="layout" svg:x1="9.824cm" svg:y1="4.176cm" svg:x2="10.53cm" svg:y2="3.053cm">
            <text:p/>
          </draw:line>
          <draw:frame draw:style-name="gr4" draw:text-style-name="P4" draw:layer="layout" svg:width="0.176cm" svg:height="0.282cm" svg:x="9.925cm" svg:y="3.281cm">
            <draw:image xlink:href="Pictures/100002010000002A000000435113D0E7277FC57A.png" xlink:type="simple" xlink:show="embed" xlink:actuate="onLoad">
              <text:p/>
            </draw:image>
          </draw:frame>
          <draw:frame draw:style-name="gr4" draw:text-style-name="P4" draw:layer="layout" svg:width="0.21cm" svg:height="0.244cm" svg:x="10.247cm" svg:y="3.596cm">
            <draw:image xlink:href="Pictures/10000201000000320000003A80305DDFF84ADF67.png" xlink:type="simple" xlink:show="embed" xlink:actuate="onLoad">
              <text:p/>
            </draw:image>
          </draw:frame>
        </draw:g>
        <draw:frame draw:style-name="gr4" draw:text-style-name="P4" draw:layer="layout" svg:width="1.87cm" svg:height="0.388cm" svg:x="10.687cm" svg:y="1.901cm">
          <draw:image xlink:href="Pictures/10000201000001BA0000005C5FA90A5C68F7451F.png" xlink:type="simple" xlink:show="embed" xlink:actuate="onLoad">
            <text:p/>
          </draw:image>
        </draw:frame>
        <draw:frame draw:style-name="gr13" draw:text-style-name="P6" draw:layer="layout" svg:width="1.298cm" svg:height="1.144cm" svg:x="5.929cm" svg:y="3.997cm">
          <draw:text-box>
            <text:p><text:span text:style-name="T1">(a)</text:span></text:p>
          </draw:text-box>
        </draw:frame>
        <draw:frame draw:style-name="gr13" draw:text-style-name="P6" draw:layer="layout" svg:width="1.298cm" svg:height="1.144cm" svg:x="12.029cm" svg:y="3.997cm">
          <draw:text-box>
            <text:p><text:span text:style-name="T1">(b)</text:span></text:p>
          </draw:text-box>
        </draw:frame>
      </draw:page>
      <draw:page draw:name="page3" draw:style-name="dp1" draw:master-page-name="Default">
        <draw:custom-shape draw:style-name="gr14" draw:text-style-name="P7" draw:layer="layout" svg:width="5.258cm" svg:height="2.845cm" svg:x="1.61cm" svg:y="2.0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1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2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2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3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3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4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4.8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5.364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5.869cm" svg:y="1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432cm" svg:x="6.369cm" svg:y="1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0.102cm" svg:x="1.483cm" svg:y="1.90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97cm" svg:height="0.35cm" svg:x="4.985cm" svg:y="1.558cm">
          <draw:image xlink:href="Pictures/100002010000011B00000053601E657B36758BC4.png" xlink:type="simple" xlink:show="embed" xlink:actuate="onLoad">
            <text:p/>
          </draw:image>
        </draw:frame>
        <draw:line draw:style-name="gr5" draw:text-style-name="P4" draw:layer="layout" svg:x1="2.618cm" svg:y1="1.908cm" svg:x2="3.126cm" svg:y2="1.908cm">
          <text:p/>
        </draw:line>
        <draw:frame draw:style-name="gr4" draw:text-style-name="P4" draw:layer="layout" svg:width="0.176cm" svg:height="0.176cm" svg:x="2.77cm" svg:y="1.654cm">
          <draw:image xlink:href="Pictures/100002010000002A0000002A21E49134E93B45F3.png" xlink:type="simple" xlink:show="embed" xlink:actuate="onLoad">
            <text:p/>
          </draw:image>
        </draw:frame>
        <draw:line draw:style-name="gr5" draw:text-style-name="P4" draw:layer="layout" svg:x1="2.085cm" svg:y1="1.908cm" svg:x2="2.364cm" svg:y2="1.908cm">
          <text:p/>
        </draw:line>
        <draw:frame draw:style-name="gr4" draw:text-style-name="P4" draw:layer="layout" svg:width="0.138cm" svg:height="0.282cm" svg:x="2.161cm" svg:y="1.527cm">
          <draw:image xlink:href="Pictures/1000020100000021000000430B2F2D7980EE3013.png" xlink:type="simple" xlink:show="embed" xlink:actuate="onLoad">
            <text:p/>
          </draw:image>
        </draw:frame>
        <draw:line draw:style-name="gr5" draw:text-style-name="P4" draw:layer="layout" svg:x1="1.458cm" svg:y1="2.441cm" svg:x2="1.458cm" svg:y2="2.035cm">
          <text:p/>
        </draw:line>
        <draw:frame draw:style-name="gr4" draw:text-style-name="P4" draw:layer="layout" svg:width="0.244cm" svg:height="0.244cm" svg:x="1.153cm" svg:y="2.137cm">
          <draw:image xlink:href="Pictures/100002010000003A0000003AE03E757C5657F9CD.png" xlink:type="simple" xlink:show="embed" xlink:actuate="onLoad">
            <text:p/>
          </draw:image>
        </draw:frame>
        <draw:custom-shape draw:style-name="gr3" draw:text-style-name="P3" draw:layer="layout" svg:width="5.461cm" svg:height="0.102cm" svg:x="1.483cm" svg:y="4.8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6.842cm 4.86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1.533cm 4.861cm)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3.868cm" svg:y1="2.424cm" svg:x2="3.868cm" svg:y2="1.459cm">
          <text:p/>
        </draw:line>
        <draw:frame draw:style-name="gr8" draw:text-style-name="P4" draw:layer="layout" svg:width="0.176cm" svg:height="0.244cm" svg:x="3.616cm" svg:y="1.713cm">
          <draw:image xlink:href="Pictures/100002010000002A0000003A4939AA990487D982.png" xlink:type="simple" xlink:show="embed" xlink:actuate="onLoad">
            <text:p/>
          </draw:image>
        </draw:frame>
        <draw:line draw:style-name="gr7" draw:text-style-name="P4" draw:layer="layout" svg:x1="3.868cm" svg:y1="2.424cm" svg:x2="4.833cm" svg:y2="2.424cm">
          <text:p/>
        </draw:line>
        <draw:frame draw:style-name="gr8" draw:text-style-name="P4" draw:layer="layout" svg:width="0.21cm" svg:height="0.176cm" svg:x="4.344cm" svg:y="2.475cm">
          <draw:image xlink:href="Pictures/10000201000000320000002AC5D69120726D1C5A.png" xlink:type="simple" xlink:show="embed" xlink:actuate="onLoad">
            <text:p/>
          </draw:image>
        </draw:frame>
        <draw:line draw:style-name="gr7" draw:text-style-name="P4" draw:layer="layout" svg:x1="3.868cm" svg:y1="2.425cm" svg:x2="3.868cm" svg:y2="1.46cm">
          <text:p/>
        </draw:line>
        <draw:g>
          <draw:path draw:style-name="gr9" draw:text-style-name="P4" draw:layer="layout" svg:width="0.272cm" svg:height="0.168cm" draw:transform="skewX (0.08307767239493) rotate (0.429700061841004) translate (3.72028310595211cm 3.6157550973818cm)" svg:viewBox="0 0 273 169" svg:d="M0 3c47-8 96 0 136 28 35 24 68 51 98 82l27 25 12 31">
            <text:p/>
          </draw:path>
          <draw:line draw:style-name="gr10" draw:text-style-name="P4" draw:layer="layout" svg:x1="3.721cm" svg:y1="4.169cm" svg:x2="3.721cm" svg:y2="2.95cm">
            <text:p/>
          </draw:line>
          <draw:line draw:style-name="gr11" draw:text-style-name="P4" draw:layer="layout" svg:x1="3.723cm" svg:y1="4.175cm" svg:x2="4.429cm" svg:y2="3.052cm">
            <text:p/>
          </draw:line>
          <draw:frame draw:style-name="gr4" draw:text-style-name="P4" draw:layer="layout" svg:width="0.176cm" svg:height="0.282cm" svg:x="3.824cm" svg:y="3.28cm">
            <draw:image xlink:href="Pictures/100002010000002A000000435113D0E7277FC57A.png" xlink:type="simple" xlink:show="embed" xlink:actuate="onLoad">
              <text:p/>
            </draw:image>
          </draw:frame>
          <draw:frame draw:style-name="gr4" draw:text-style-name="P4" draw:layer="layout" svg:width="0.21cm" svg:height="0.244cm" svg:x="4.146cm" svg:y="3.595cm">
            <draw:image xlink:href="Pictures/10000201000000320000003A80305DDFF84ADF67.png" xlink:type="simple" xlink:show="embed" xlink:actuate="onLoad">
              <text:p/>
            </draw:image>
          </draw:frame>
        </draw:g>
        <draw:custom-shape draw:style-name="gr15" draw:text-style-name="P7" draw:layer="layout" svg:width="5.258cm" svg:height="2.438cm" svg:x="7.711cm" svg:y="2.4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0.102cm" svg:x="7.584cm" svg:y="1.9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0.102cm" svg:x="7.584cm" svg:y="4.8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12.943cm 4.86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96cm" svg:height="0.102cm" draw:transform="rotate (1.5707963267949) translate (7.634cm 4.862cm)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.969cm" svg:y1="2.425cm" svg:x2="9.969cm" svg:y2="1.46cm">
          <text:p/>
        </draw:line>
        <draw:frame draw:style-name="gr8" draw:text-style-name="P4" draw:layer="layout" svg:width="0.176cm" svg:height="0.244cm" svg:x="9.717cm" svg:y="1.714cm">
          <draw:image xlink:href="Pictures/100002010000002A0000003A4939AA990487D982.png" xlink:type="simple" xlink:show="embed" xlink:actuate="onLoad">
            <text:p/>
          </draw:image>
        </draw:frame>
        <draw:line draw:style-name="gr7" draw:text-style-name="P4" draw:layer="layout" svg:x1="9.969cm" svg:y1="2.425cm" svg:x2="10.934cm" svg:y2="2.425cm">
          <text:p/>
        </draw:line>
        <draw:frame draw:style-name="gr8" draw:text-style-name="P4" draw:layer="layout" svg:width="0.21cm" svg:height="0.176cm" svg:x="10.445cm" svg:y="2.476cm">
          <draw:image xlink:href="Pictures/10000201000000320000002AC5D69120726D1C5A.png" xlink:type="simple" xlink:show="embed" xlink:actuate="onLoad">
            <text:p/>
          </draw:image>
        </draw:frame>
        <draw:line draw:style-name="gr7" draw:text-style-name="P4" draw:layer="layout" svg:x1="9.969cm" svg:y1="2.426cm" svg:x2="9.969cm" svg:y2="1.461cm">
          <text:p/>
        </draw:line>
        <draw:g>
          <draw:path draw:style-name="gr9" draw:text-style-name="P4" draw:layer="layout" svg:width="0.272cm" svg:height="0.168cm" draw:transform="skewX (0.0830776723949301) rotate (0.429700061841004) translate (9.82128310595211cm 3.6167550973818cm)" svg:viewBox="0 0 273 169" svg:d="M0 3c47-8 96 0 136 28 35 24 68 51 98 82l27 25 12 31">
            <text:p/>
          </draw:path>
          <draw:line draw:style-name="gr10" draw:text-style-name="P4" draw:layer="layout" svg:x1="9.822cm" svg:y1="4.17cm" svg:x2="9.822cm" svg:y2="2.951cm">
            <text:p/>
          </draw:line>
          <draw:line draw:style-name="gr11" draw:text-style-name="P4" draw:layer="layout" svg:x1="9.824cm" svg:y1="4.176cm" svg:x2="10.53cm" svg:y2="3.053cm">
            <text:p/>
          </draw:line>
          <draw:frame draw:style-name="gr4" draw:text-style-name="P4" draw:layer="layout" svg:width="0.176cm" svg:height="0.282cm" svg:x="9.925cm" svg:y="3.281cm">
            <draw:image xlink:href="Pictures/100002010000002A000000435113D0E7277FC57A.png" xlink:type="simple" xlink:show="embed" xlink:actuate="onLoad">
              <text:p/>
            </draw:image>
          </draw:frame>
          <draw:frame draw:style-name="gr4" draw:text-style-name="P4" draw:layer="layout" svg:width="0.21cm" svg:height="0.244cm" svg:x="10.247cm" svg:y="3.596cm">
            <draw:image xlink:href="Pictures/10000201000000320000003A80305DDFF84ADF67.png" xlink:type="simple" xlink:show="embed" xlink:actuate="onLoad">
              <text:p/>
            </draw:image>
          </draw:frame>
        </draw:g>
        <draw:frame draw:style-name="gr4" draw:text-style-name="P4" draw:layer="layout" svg:width="2.149cm" svg:height="0.388cm" svg:x="10.662cm" svg:y="1.909cm">
          <draw:image xlink:href="Pictures/10000201000001FC0000005C573F3BA27AB6A21A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6" draw:text-style-name="P4" draw:layer="layout" svg:width="5.619cm" svg:height="2.824cm" draw:transform="rotate (-3.14159265358979) translate (6.546cm 4.999cm)">
          <draw:image xlink:href="Pictures/10000201000006C3000003660DD739A97B9ACD1B.png" xlink:type="simple" xlink:show="embed" xlink:actuate="onLoad">
            <text:p/>
          </draw:image>
        </draw:frame>
        <draw:line draw:style-name="gr17" draw:text-style-name="P4" draw:layer="layout" svg:x1="0.679cm" svg:y1="4.999cm" svg:x2="0.679cm" svg:y2="1.189cm">
          <text:p/>
        </draw:line>
        <draw:frame draw:style-name="gr18" draw:text-style-name="P8" draw:layer="layout" svg:width="0.87cm" svg:height="0.954cm" svg:x="-0.189cm" svg:y="1.443cm">
          <draw:text-box>
            <text:p><text:span text:style-name="T2">y</text:span></text:p>
          </draw:text-box>
        </draw:frame>
        <draw:line draw:style-name="gr19" draw:text-style-name="P4" draw:layer="layout" svg:x1="0.552cm" svg:y1="4.999cm" svg:x2="0.806cm" svg:y2="4.999cm">
          <text:p/>
        </draw:line>
        <draw:frame draw:style-name="gr20" draw:text-style-name="P9" draw:layer="layout" svg:width="0.891cm" svg:height="0.954cm" svg:x="-0.058cm" svg:y="3.983cm">
          <draw:text-box>
            <text:p><text:span text:style-name="T3">0</text:span></text:p>
          </draw:text-box>
        </draw:frame>
        <draw:frame draw:style-name="gr21" draw:text-style-name="P9" draw:layer="layout" svg:width="1.247cm" svg:height="0.954cm" svg:x="-0.189cm" svg:y="4.491cm">
          <draw:text-box>
            <text:p><text:span text:style-name="T3">-L</text:span></text:p>
          </draw:text-box>
        </draw:frame>
        <draw:line draw:style-name="gr19" draw:text-style-name="P4" draw:layer="layout" svg:x1="0.552cm" svg:y1="4.493cm" svg:x2="0.806cm" svg:y2="4.493cm">
          <text:p/>
        </draw:line>
        <draw:line draw:style-name="gr22" draw:text-style-name="P4" draw:layer="layout" svg:x1="1.487cm" svg:y1="5.137cm" svg:x2="1.741cm" svg:y2="5.137cm">
          <text:p/>
        </draw:line>
        <draw:frame draw:style-name="gr23" draw:text-style-name="P9" draw:layer="layout" svg:width="0.726cm" svg:height="0.954cm" svg:x="1.233cm" svg:y="4.999cm">
          <draw:text-box>
            <text:p><text:span text:style-name="T3">b</text:span></text:p>
          </draw:text-box>
        </draw:frame>
        <draw:line draw:style-name="gr22" draw:text-style-name="P4" draw:layer="layout" svg:x1="1.487cm" svg:y1="5.837cm" svg:x2="1.995cm" svg:y2="5.837cm">
          <text:p/>
        </draw:line>
        <draw:frame draw:style-name="gr4" draw:text-style-name="P4" draw:layer="layout" svg:width="3.301cm" svg:height="0.637cm" svg:x="1.974cm" svg:y="3.122cm">
          <draw:image xlink:href="Pictures/1000020100000205000000648E914AC323A50A94.png" xlink:type="simple" xlink:show="embed" xlink:actuate="onLoad">
            <text:p/>
          </draw:image>
        </draw:frame>
        <draw:custom-shape draw:style-name="gr24" draw:text-style-name="P3" draw:layer="layout" svg:width="6.35cm" svg:height="2.54cm" svg:x="0.704cm" svg:y="1.95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.72cm" svg:y1="2.001cm" svg:x2="3.244cm" svg:y2="4.033cm">
          <text:p/>
        </draw:line>
        <draw:line draw:style-name="gr25" draw:text-style-name="P4" draw:layer="layout" svg:x1="3.92cm" svg:y1="4.033cm" svg:x2="5.444cm" svg:y2="2.001cm">
          <text:p/>
        </draw:line>
        <draw:frame draw:style-name="gr13" draw:text-style-name="P10" draw:layer="layout" svg:width="1.298cm" svg:height="1.144cm" svg:x="2.128cm" svg:y="2.101cm">
          <draw:text-box>
            <text:p><text:span text:style-name="T4">inc</text:span></text:p>
          </draw:text-box>
        </draw:frame>
        <draw:frame draw:style-name="gr26" draw:text-style-name="P11" draw:layer="layout" svg:width="0.959cm" svg:height="1.148cm" svg:x="4.163cm" svg:y="2.101cm">
          <draw:text-box>
            <text:p><text:span text:style-name="T5">R</text:span></text:p>
          </draw:text-box>
        </draw:frame>
        <draw:line draw:style-name="gr17" draw:text-style-name="P4" draw:layer="layout" svg:x1="8.045cm" svg:y1="4.564cm" svg:x2="8.045cm" svg:y2="1.254cm">
          <text:p/>
        </draw:line>
        <draw:frame draw:style-name="gr18" draw:text-style-name="P9" draw:layer="layout" svg:width="0.87cm" svg:height="0.954cm" svg:x="7.477cm" svg:y="1.508cm">
          <draw:text-box>
            <text:p><text:span text:style-name="T3">y</text:span></text:p>
          </draw:text-box>
        </draw:frame>
        <draw:frame draw:style-name="gr20" draw:text-style-name="P9" draw:layer="layout" svg:width="0.891cm" svg:height="0.954cm" svg:x="7.308cm" svg:y="4.048cm">
          <draw:text-box>
            <text:p><text:span text:style-name="T3">0</text:span></text:p>
          </draw:text-box>
        </draw:frame>
        <draw:line draw:style-name="gr19" draw:text-style-name="P4" draw:layer="layout" svg:x1="7.918cm" svg:y1="4.564cm" svg:x2="8.172cm" svg:y2="4.564cm">
          <text:p/>
        </draw:line>
        <draw:frame draw:style-name="gr4" draw:text-style-name="P4" draw:layer="layout" svg:width="3.301cm" svg:height="0.637cm" svg:x="9.34cm" svg:y="3.187cm">
          <draw:image xlink:href="Pictures/1000020100000205000000648E914AC323A50A94.png" xlink:type="simple" xlink:show="embed" xlink:actuate="onLoad">
            <text:p/>
          </draw:image>
        </draw:frame>
        <draw:custom-shape draw:style-name="gr24" draw:text-style-name="P3" draw:layer="layout" svg:width="6.35cm" svg:height="2.54cm" svg:x="8.07cm" svg:y="2.015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9.086cm" svg:y1="2.066cm" svg:x2="10.61cm" svg:y2="4.098cm">
          <text:p/>
        </draw:line>
        <draw:line draw:style-name="gr25" draw:text-style-name="P4" draw:layer="layout" svg:x1="11.286cm" svg:y1="4.098cm" svg:x2="12.81cm" svg:y2="2.066cm">
          <text:p/>
        </draw:line>
        <draw:frame draw:style-name="gr13" draw:text-style-name="P10" draw:layer="layout" svg:width="1.298cm" svg:height="1.144cm" svg:x="9.494cm" svg:y="2.166cm">
          <draw:text-box>
            <text:p><text:span text:style-name="T4">inc</text:span></text:p>
          </draw:text-box>
        </draw:frame>
        <draw:frame draw:style-name="gr26" draw:text-style-name="P11" draw:layer="layout" svg:width="0.959cm" svg:height="1.148cm" svg:x="11.529cm" svg:y="2.166cm">
          <draw:text-box>
            <text:p><text:span text:style-name="T5">R</text:span></text:p>
          </draw:text-box>
        </draw:frame>
        <draw:line draw:style-name="gr17" draw:text-style-name="P4" draw:layer="layout" svg:x1="8.145cm" svg:y1="4.564cm" svg:x2="14.647cm" svg:y2="4.564cm">
          <text:p/>
        </draw:line>
        <draw:frame draw:style-name="gr18" draw:text-style-name="P9" draw:layer="layout" svg:width="0.87cm" svg:height="0.954cm" svg:x="13.633cm" svg:y="4.556cm">
          <draw:text-box>
            <text:p><text:span text:style-name="T3">x</text:span></text:p>
          </draw:text-box>
        </draw:frame>
        <draw:frame draw:style-name="gr18" draw:text-style-name="P9" draw:layer="layout" svg:width="0.87cm" svg:height="0.954cm" svg:x="-0.189cm" svg:y="1.443cm">
          <draw:text-box>
            <text:p><text:span text:style-name="T3">y</text:span></text:p>
          </draw:text-box>
        </draw:frame>
        <draw:line draw:style-name="gr27" draw:text-style-name="P4" draw:layer="layout" svg:x1="0.772cm" svg:y1="4.497cm" svg:x2="7.274cm" svg:y2="4.497cm">
          <text:p/>
        </draw:line>
        <draw:frame draw:style-name="gr18" draw:text-style-name="P9" draw:layer="layout" svg:width="0.87cm" svg:height="0.954cm" svg:x="6.376cm" svg:y="4.49cm">
          <draw:text-box>
            <text:p><text:span text:style-name="T3">x</text:span></text:p>
          </draw:text-box>
        </draw:frame>
        <draw:line draw:style-name="gr28" draw:text-style-name="P4" draw:layer="layout" svg:x1="8.045cm" svg:y1="4.564cm" svg:x2="13.741cm" svg:y2="4.556cm">
          <text:p/>
        </draw:line>
        <draw:frame draw:style-name="gr29" draw:text-style-name="P9" draw:layer="layout" svg:width="0.752cm" svg:height="0.954cm" svg:x="1.333cm" svg:y="5.599cm">
          <draw:text-box>
            <text:p><text:span text:style-name="T3">a</text:span></text:p>
          </draw:text-box>
        </draw:frame>
        <draw:frame draw:style-name="gr4" draw:text-style-name="P4" draw:layer="layout" svg:width="1.631cm" svg:height="0.477cm" svg:x="4.375cm" svg:y="5.076cm">
          <draw:image xlink:href="Pictures/100002010000011B00000053F438EB433A1496A5.png" xlink:type="simple" xlink:show="embed" xlink:actuate="onLoad">
            <text:p/>
          </draw:image>
        </draw:frame>
        <draw:frame draw:style-name="gr4" draw:text-style-name="P4" draw:layer="layout" svg:width="2.623cm" svg:height="0.481cm" svg:x="10.188cm" svg:y="4.692cm">
          <draw:image xlink:href="Pictures/10000201000001F40000005C9B97F14FE7D3D1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2" svg:font-family="'LM Roman 1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7T16:29:56.392649265</meta:creation-date>
    <dc:date>2023-10-24T20:45:17.862016406</dc:date>
    <meta:editing-duration>PT1H1M46S</meta:editing-duration>
    <meta:editing-cycles>24</meta:editing-cycles>
    <meta:generator>LibreOffice/6.0.7.3$Linux_X86_64 LibreOffice_project/00m0$Build-3</meta:generator>
    <meta:document-statistic meta:object-count="195"/>
  </office:meta>
</office:document-meta>
</file>